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8.14cm"/>
    </style:style>
    <style:style style:name="co3" style:family="table-column">
      <style:table-column-properties fo:break-before="auto" style:column-width="4.279cm"/>
    </style:style>
    <style:style style:name="co4" style:family="table-column">
      <style:table-column-properties fo:break-before="auto" style:column-width="2.445cm"/>
    </style:style>
    <style:style style:name="co5" style:family="table-column">
      <style:table-column-properties fo:break-before="auto" style:column-width="2.281cm"/>
    </style:style>
    <style:style style:name="co6" style:family="table-column">
      <style:table-column-properties fo:break-before="auto" style:column-width="1.362cm"/>
    </style:style>
    <style:style style:name="co7" style:family="table-column">
      <style:table-column-properties fo:break-before="auto" style:column-width="2.279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5.417cm"/>
    </style:style>
    <style:style style:name="co11" style:family="table-column">
      <style:table-column-properties fo:break-before="auto" style:column-width="2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language="ru" fo:country="RU"/>
    </style:style>
    <style:style style:name="ce4" style:family="table-cell" style:parent-style-name="Default" style:data-style-name="N100">
      <style:text-properties fo:language="en" fo:country="US"/>
    </style:style>
    <style:style style:name="ce5" style:family="table-cell" style:parent-style-name="Default" style:data-style-name="N99">
      <style:text-properties fo:language="en" fo:country="US"/>
    </style:style>
    <style:style style:name="ce6" style:family="table-cell" style:parent-style-name="Excel_5f_BuiltIn_5f_Percen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8" style:family="table-cell" style:parent-style-name="Default">
      <style:text-properties fo:language="en" fo:country="US"/>
      <style:map style:condition="is-true-formula([Sheet1.$J2]&gt;COLUMN([Sheet1.C2])-3)" style:apply-style-name="Excel_CondFormat_1_1_1" style:base-cell-address="Sheet1.C2"/>
    </style:style>
    <style:style style:name="ce9" style:family="table-cell" style:parent-style-name="Default">
      <style:text-properties fo:language="ru" fo:country="RU"/>
      <style:map style:condition="is-true-formula([Sheet1.$J2]&gt;COLUMN([Sheet1.C2])-3)" style:apply-style-name="Excel_CondFormat_1_1_1" style:base-cell-address="Sheet1.C2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  <style:map style:condition="is-true-formula([Sheet1.$J2]&gt;COLUMN([Sheet1.C2])-3)" style:apply-style-name="Excel_CondFormat_1_1_1" style:base-cell-address="Sheet1.C2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4" table:default-cell-style-name="ce8"/>
        <table:table-column table:style-name="co7" table:default-cell-style-name="ce14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43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7" office:value-type="string">
            <text:p>Actual</text:p>
          </table:table-cell>
          <table:table-cell table:style-name="ce7" office:value-type="string">
            <text:p>Inputs</text:p>
          </table:table-cell>
          <table:table-cell table:style-name="ce7" table:number-columns-repeated="6"/>
          <table:table-cell table:style-name="ce11" office:value-type="string">
            <text:p># of Inputs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Highlight</text:p>
          </table:table-cell>
          <table:table-cell table:style-name="ce7" office:value-type="string">
            <text:p>Excel says</text:p>
          </table:table-cell>
          <table:table-cell table:style-name="ce7" office:value-type="string">
            <text:p>Skip for</text:p>
          </table:table-cell>
          <table:table-cell table:style-name="ce7" table:number-columns-repeated="242"/>
        </table:table-row>
        <table:table-row table:style-name="ro2">
          <table:table-cell office:value-type="string">
            <text:p>Hello world!</text:p>
          </table:table-cell>
          <table:table-cell table:formula="oooc:=[.C2]&amp;&quot; &quot;&amp;[.D2]" office:value-type="string" office:string-value="Hello world!">
            <text:p>Hello world!</text:p>
          </table:table-cell>
          <table:table-cell office:value-type="string">
            <text:p>Hello</text:p>
          </table:table-cell>
          <table:table-cell office:value-type="string">
            <text:p>world!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office:value-type="string">
            <text:p>Concatenation operator (&amp;)</text:p>
          </table:table-cell>
          <table:table-cell office:value-type="string">
            <text:p>&amp;</text:p>
          </table:table-cell>
          <table:table-cell table:number-columns-repeated="244"/>
        </table:table-row>
        <table:table-row table:style-name="ro2">
          <table:table-cell office:value-type="string">
            <text:p>StartMiddleEnd</text:p>
          </table:table-cell>
          <table:table-cell table:formula="oooc:=[.C3]&amp;[.D3]&amp;[.E3]" office:value-type="string" office:string-value="StartMiddleEnd">
            <text:p>StartMiddle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StartEnd</text:p>
          </table:table-cell>
          <table:table-cell table:formula="oooc:=[.C4]&amp;[.D4]&amp;[.E4]" office:value-type="string" office:string-value="StartEnd">
            <text:p>StartEnd</text:p>
          </table:table-cell>
          <table:table-cell office:value-type="string">
            <text:p>Start</text:p>
          </table:table-cell>
          <table:table-cell table:formula="oooc:=&quot;&quot;">
            <text:p/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MiddleEnd</text:p>
          </table:table-cell>
          <table:table-cell table:formula="oooc:=[.C5]&amp;[.D5]&amp;[.E5]" office:value-type="string" office:string-value="MiddleEnd">
            <text:p>MiddleEnd</text:p>
          </table:table-cell>
          <table:table-cell table:formula="oooc:=&quot;&quot;">
            <text:p/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StartMiddle</text:p>
          </table:table-cell>
          <table:table-cell table:formula="oooc:=[.C6]&amp;[.D6]&amp;[.E6]" office:value-type="string" office:string-value="StartMiddle">
            <text:p>StartMiddle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Hello world!</text:p>
          </table:table-cell>
          <table:table-cell table:formula="oooc:=CONCATENATE([.C8];&quot; &quot;;[.D8])" office:value-type="string" office:string-value="Hello world!">
            <text:p>Hello world!</text:p>
          </table:table-cell>
          <table:table-cell office:value-type="string">
            <text:p>Hello</text:p>
          </table:table-cell>
          <table:table-cell office:value-type="string">
            <text:p>world!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 office:value-type="string">
            <text:p>CONCATENATE</text:p>
          </table:table-cell>
          <table:table-cell table:number-columns-repeated="244"/>
        </table:table-row>
        <table:table-row table:style-name="ro2">
          <table:table-cell office:value-type="string">
            <text:p>StartMiddleEnd</text:p>
          </table:table-cell>
          <table:table-cell table:formula="oooc:=CONCATENATE([.C9];[.D9];[.E9])" office:value-type="string" office:string-value="StartMiddleEnd">
            <text:p>StartMiddle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StartEnd</text:p>
          </table:table-cell>
          <table:table-cell table:formula="oooc:=CONCATENATE([.C10];[.D10];[.E10])" office:value-type="string" office:string-value="StartEnd">
            <text:p>StartEnd</text:p>
          </table:table-cell>
          <table:table-cell office:value-type="string">
            <text:p>Start</text:p>
          </table:table-cell>
          <table:table-cell table:formula="oooc:=&quot;&quot;">
            <text:p/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MiddleEnd</text:p>
          </table:table-cell>
          <table:table-cell table:formula="oooc:=CONCATENATE([.C11];[.D11];[.E11])" office:value-type="string" office:string-value="MiddleEnd">
            <text:p>MiddleEnd</text:p>
          </table:table-cell>
          <table:table-cell table:formula="oooc:=&quot;&quot;">
            <text:p/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StartMiddle</text:p>
          </table:table-cell>
          <table:table-cell table:formula="oooc:=CONCATENATE([.C12];[.D12];[.E12])" office:value-type="string" office:string-value="StartMiddle">
            <text:p>StartMiddle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text</text:p>
          </table:table-cell>
          <table:table-cell table:formula="oooc:=CLEAN([.C14])" office:value-type="string" office:string-value="text">
            <text:p>text</text:p>
          </table:table-cell>
          <table:table-cell office:value-type="string">
            <text:p>text</text:p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table:number-columns-repeated="2" office:value-type="string">
            <text:p>CLEAN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текст</text:p>
          </table:table-cell>
          <table:table-cell table:style-name="ce3" table:formula="oooc:=CLEAN([.C15])" office:value-type="string" office:string-value="текст">
            <text:p>текст</text:p>
          </table:table-cell>
          <table:table-cell table:style-name="ce9" office:value-type="string">
            <text:p>текст</text:p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text text</text:p>
          </table:table-cell>
          <table:table-cell table:formula="oooc:=CLEAN([.C16])" office:value-type="string" office:string-value="text text">
            <text:p>text text</text:p>
          </table:table-cell>
          <table:table-cell office:value-type="string">
            <text:p>text text</text:p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texttext</text:p>
          </table:table-cell>
          <table:table-cell table:formula="oooc:=CLEAN([.C17])" office:value-type="string" office:string-value="texttext">
            <text:p>texttext</text:p>
          </table:table-cell>
          <table:table-cell office:value-type="string">
            <text:p>text<text:tab/>text</text:p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texttext</text:p>
          </table:table-cell>
          <table:table-cell table:formula="oooc:=CLEAN([.C18])" office:value-type="string" office:string-value="text text">
            <text:p>text text</text:p>
          </table:table-cell>
          <table:table-cell table:style-name="ce10" office:value-type="string">
            <text:p>text</text:p>
            <text:p>text</text:p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text</text:p>
          </table:table-cell>
          <table:table-cell table:formula="oooc:=CLEAN([.C19])" office:value-type="string" office:string-value="text ">
            <text:p>text </text:p>
          </table:table-cell>
          <table:table-cell table:style-name="ce10" office:value-type="string">
            <text:p><text:tab/>text</text:p>
            <text:p/>
          </table:table-cell>
          <table:table-cell table:number-columns-repeated="6"/>
          <table:table-cell table:style-name="ce13"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LEN([.C21])" office:value-type="float" office:value="5">
            <text:p>5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LEN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LEN([.C22])" office:value-type="float" office:value="5">
            <text:p>5</text:p>
          </table:table-cell>
          <table:table-cell office:value-type="string">
            <text:p>world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office:value-type="float" office:value="0">
            <text:p>0</text:p>
          </table:table-cell>
          <table:table-cell table:formula="oooc:=LEN([.C23])" office:value-type="float" office:value="0">
            <text:p>0</text:p>
          </table:table-cell>
          <table:table-cell table:formula="oooc:=&quot;&quot;">
            <text:p/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LEN([.C24])" office:value-type="float" office:value="5">
            <text:p>5</text:p>
          </table:table-cell>
          <table:table-cell office:value-type="float" office:value="12.34">
            <text:p>12.34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LEN([.C25]&amp;[.D25])" office:value-type="float" office:value="4">
            <text:p>4</text:p>
          </table:table-cell>
          <table:table-cell office:value-type="string">
            <text:p>ab</text:p>
          </table:table-cell>
          <table:table-cell office:value-type="string">
            <text:p>c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abc</text:p>
          </table:table-cell>
          <table:table-cell table:formula="oooc:=MID([.C27];[.D27];[.E27])" office:value-type="string" office:string-value="abc">
            <text:p>abc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 office:value-type="string">
            <text:p>MID</text:p>
          </table:table-cell>
          <table:table-cell table:number-columns-repeated="244"/>
        </table:table-row>
        <table:table-row table:style-name="ro2">
          <table:table-cell office:value-type="string">
            <text:p>a</text:p>
          </table:table-cell>
          <table:table-cell table:formula="oooc:=MID([.C28];[.D28];[.E28])" office:value-type="string" office:string-value="a">
            <text:p>a</text:p>
          </table:table-cell>
          <table:table-cell office:value-type="string">
            <text:p>abcdef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abcde</text:p>
          </table:table-cell>
          <table:table-cell table:formula="oooc:=MID([.C29];[.D29];[.E29])" office:value-type="string" office:string-value="abcde">
            <text:p>abcde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MID([.C30];[.D30];[.E30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MID([.C31];[.D31];[.E31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MID([.C32];[.D32];[.E32])">
            <text:p/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b</text:p>
          </table:table-cell>
          <table:table-cell table:formula="oooc:=MID([.C33];[.D33];[.E33])" office:value-type="string" office:string-value="b">
            <text:p>b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bcde</text:p>
          </table:table-cell>
          <table:table-cell table:formula="oooc:=MID([.C34];[.D34];[.E34])" office:value-type="string" office:string-value="bcde">
            <text:p>bcde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bcdef</text:p>
          </table:table-cell>
          <table:table-cell table:formula="oooc:=MID([.C35];[.D35];[.E35])" office:value-type="string" office:string-value="bcdef">
            <text:p>bcdef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bcdef</text:p>
          </table:table-cell>
          <table:table-cell table:formula="oooc:=MID([.C36];[.D36];[.E36])" office:value-type="string" office:string-value="bcdef">
            <text:p>bcdef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MID([.C37];[.D37];[.E37])">
            <text:p/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table:formula="oooc:=MID([.C38];[.D38];[.E38])" office:value-type="string" office:string-value="f">
            <text:p>f</text:p>
          </table:table-cell>
          <table:table-cell office:value-type="string">
            <text:p>abcdef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table:formula="oooc:=MID([.C39];[.D39];[.E39])" office:value-type="string" office:string-value="f">
            <text:p>f</text:p>
          </table:table-cell>
          <table:table-cell office:value-type="string">
            <text:p>abcdef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MID([.C40];[.D40];[.E40])">
            <text:p/>
          </table:table-cell>
          <table:table-cell office:value-type="string">
            <text:p>abcdef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MID([.C41];[.D41];[.E41])">
            <text:p/>
          </table:table-cell>
          <table:table-cell office:value-type="string">
            <text:p>abcdef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MID([.C42];[.D42];[.E42])">
            <text:p/>
          </table:table-cell>
          <table:table-cell office:value-type="string">
            <text:p>abcde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table:formula="oooc:=&quot;&quot;">
            <text:p/>
          </table:table-cell>
          <table:table-cell table:formula="oooc:=MID([.C43];[.D43];[.E43])">
            <text:p/>
          </table:table-cell>
          <table:table-cell table:formula="oooc:=&quot;&quot;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MID([.C44];[.D44];[.E44])" office:value-type="float" office:value="0">
            <text:p>Err:504</text:p>
          </table:table-cell>
          <table:table-cell office:value-type="string">
            <text:p>abcdef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STR:FE</text:p>
          </table:table-cell>
          <table:table-cell table:formula="oooc:=MID([.C45];[.D45];[.E45])" office:value-type="float" office:value="0">
            <text:p>Err:504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a</text:p>
          </table:table-cell>
          <table:table-cell table:formula="oooc:=LEFT([.C47])" office:value-type="string" office:string-value="a">
            <text:p>a</text:p>
          </table:table-cell>
          <table:table-cell office:value-type="string">
            <text:p>abcdef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LEFT</text:p>
          </table:table-cell>
          <table:table-cell table:number-columns-repeated="244"/>
        </table:table-row>
        <table:table-row table:style-name="ro2">
          <table:table-cell table:formula="oooc:=&quot;&quot;">
            <text:p/>
          </table:table-cell>
          <table:table-cell table:formula="oooc:=LEFT([.C48];[.D48])">
            <text:p/>
          </table:table-cell>
          <table:table-cell office:value-type="string">
            <text:p>abcdef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</text:p>
          </table:table-cell>
          <table:table-cell table:formula="oooc:=LEFT([.C49];[.D49])" office:value-type="string" office:string-value="a">
            <text:p>a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</text:p>
          </table:table-cell>
          <table:table-cell table:formula="oooc:=LEFT([.C50];[.D50])" office:value-type="string" office:string-value="ab">
            <text:p>ab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cde</text:p>
          </table:table-cell>
          <table:table-cell table:formula="oooc:=LEFT([.C51];[.D51])" office:value-type="string" office:string-value="abcde">
            <text:p>abcde</text:p>
          </table:table-cell>
          <table:table-cell office:value-type="string">
            <text:p>abcdef</text:p>
          </table:table-cell>
          <table:table-cell office:value-type="float" office:value="5">
            <text:p>5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LEFT([.C52];[.D52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6">
            <text:p>6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LEFT([.C53];[.D53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7">
            <text:p>7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LEFT([.C54];[.D54])">
            <text:p/>
          </table:table-cell>
          <table:table-cell table:formula="oooc:=&quot;&quot;">
            <text:p/>
          </table:table-cell>
          <table:table-cell office:value-type="float" office:value="7">
            <text:p>7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LEFT([.C55];[.D55])" office:value-type="float" office:value="0">
            <text:p>Err:504</text:p>
          </table:table-cell>
          <table:table-cell office:value-type="string">
            <text:p>abcdef</text:p>
          </table:table-cell>
          <table:table-cell office:value-type="float" office:value="-1">
            <text:p>-1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table:formula="oooc:=RIGHT([.C57])" office:value-type="string" office:string-value="f">
            <text:p>f</text:p>
          </table:table-cell>
          <table:table-cell office:value-type="string">
            <text:p>abcdef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RIGHT</text:p>
          </table:table-cell>
          <table:table-cell table:number-columns-repeated="244"/>
        </table:table-row>
        <table:table-row table:style-name="ro2">
          <table:table-cell table:formula="oooc:=&quot;&quot;">
            <text:p/>
          </table:table-cell>
          <table:table-cell table:formula="oooc:=RIGHT([.C58];[.D58])">
            <text:p/>
          </table:table-cell>
          <table:table-cell office:value-type="string">
            <text:p>abcdef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table:formula="oooc:=RIGHT([.C59];[.D59])" office:value-type="string" office:string-value="f">
            <text:p>f</text:p>
          </table:table-cell>
          <table:table-cell office:value-type="string">
            <text:p>abcdef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ef</text:p>
          </table:table-cell>
          <table:table-cell table:formula="oooc:=RIGHT([.C60];[.D60])" office:value-type="string" office:string-value="ef">
            <text:p>ef</text:p>
          </table:table-cell>
          <table:table-cell office:value-type="string">
            <text:p>abcdef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bcdef</text:p>
          </table:table-cell>
          <table:table-cell table:formula="oooc:=RIGHT([.C61];[.D61])" office:value-type="string" office:string-value="bcdef">
            <text:p>bcdef</text:p>
          </table:table-cell>
          <table:table-cell office:value-type="string">
            <text:p>abcdef</text:p>
          </table:table-cell>
          <table:table-cell office:value-type="float" office:value="5">
            <text:p>5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RIGHT([.C62];[.D62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6">
            <text:p>6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abcdef</text:p>
          </table:table-cell>
          <table:table-cell table:formula="oooc:=RIGHT([.C63];[.D63])" office:value-type="string" office:string-value="abcdef">
            <text:p>abcdef</text:p>
          </table:table-cell>
          <table:table-cell office:value-type="string">
            <text:p>abcdef</text:p>
          </table:table-cell>
          <table:table-cell office:value-type="float" office:value="7">
            <text:p>7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RIGHT([.C64];[.D64])">
            <text:p/>
          </table:table-cell>
          <table:table-cell table:formula="oooc:=&quot;&quot;">
            <text:p/>
          </table:table-cell>
          <table:table-cell office:value-type="float" office:value="7">
            <text:p>7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RIGHT([.C65];[.D65])" office:value-type="float" office:value="0">
            <text:p>Err:504</text:p>
          </table:table-cell>
          <table:table-cell office:value-type="string">
            <text:p>abcdef</text:p>
          </table:table-cell>
          <table:table-cell office:value-type="float" office:value="-1">
            <text:p>-1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67];[.D67];[.E67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 office:value-type="string">
            <text:p>SUBSTITUTE</text:p>
          </table:table-cell>
          <table:table-cell table:number-columns-repeated="244"/>
        </table:table-row>
        <table:table-row table:style-name="ro2">
          <table:table-cell office:value-type="string">
            <text:p>Hello orld</text:p>
          </table:table-cell>
          <table:table-cell table:formula="oooc:=SUBSTITUTE([.C68];[.D68];[.E68])" office:value-type="string" office:string-value="Hello orld">
            <text:p>Hello orld</text:p>
          </table:table-cell>
          <table:table-cell office:value-type="string">
            <text:p>Hello world</text:p>
          </table:table-cell>
          <table:table-cell office:value-type="string">
            <text:p>w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69];[.D69];[.E69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table:formula="oooc:=&quot;&quot;">
            <text:p/>
          </table:table-cell>
          <table:table-cell office:value-type="string">
            <text:p>Z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a warld</text:p>
          </table:table-cell>
          <table:table-cell table:formula="oooc:=SUBSTITUTE([.C70];[.D70];[.E70])" office:value-type="string" office:string-value="Hella warld">
            <text:p>Hella warld</text:p>
          </table:table-cell>
          <table:table-cell office:value-type="string">
            <text:p>Hello world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ppo world</text:p>
          </table:table-cell>
          <table:table-cell table:formula="oooc:=SUBSTITUTE([.C71];[.D71];[.E71])" office:value-type="string" office:string-value="Heppo world">
            <text:p>Heppo world</text:p>
          </table:table-cell>
          <table:table-cell office:value-type="string">
            <text:p>Hello world</text:p>
          </table:table-cell>
          <table:table-cell office:value-type="string">
            <text:p>ll</text:p>
          </table:table-cell>
          <table:table-cell office:value-type="string">
            <text:p>pp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o worlD!</text:p>
          </table:table-cell>
          <table:table-cell table:formula="oooc:=SUBSTITUTE([.C72];[.D72];[.E72])" office:value-type="string" office:string-value="Hello worlD!">
            <text:p>Hello worlD!</text:p>
          </table:table-cell>
          <table:table-cell office:value-type="string">
            <text:p>Hello world</text:p>
          </table:table-cell>
          <table:table-cell office:value-type="string">
            <text:p>d</text:p>
          </table:table-cell>
          <table:table-cell office:value-type="string">
            <text:p>D!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 wrld</text:p>
          </table:table-cell>
          <table:table-cell table:formula="oooc:=SUBSTITUTE([.C73];[.D73];[.E73])" office:value-type="string" office:string-value="Hell wrld">
            <text:p>Hell wrld</text:p>
          </table:table-cell>
          <table:table-cell office:value-type="string">
            <text:p>Hello world</text:p>
          </table:table-cell>
          <table:table-cell office:value-type="string">
            <text:p>o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Schmello world</text:p>
          </table:table-cell>
          <table:table-cell table:formula="oooc:=SUBSTITUTE([.C74];[.D74];[.E74])" office:value-type="string" office:string-value="Schmello world">
            <text:p>Schmello world</text:p>
          </table:table-cell>
          <table:table-cell office:value-type="string">
            <text:p>Hello world</text:p>
          </table:table-cell>
          <table:table-cell office:value-type="string">
            <text:p>H</text:p>
          </table:table-cell>
          <table:table-cell office:value-type="string">
            <text:p>Schm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75];[.D75];[.E75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table:number-columns-repeated="2" office:value-type="string">
            <text:p>l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o word</text:p>
          </table:table-cell>
          <table:table-cell table:formula="oooc:=SUBSTITUTE([.C76];[.D76];[.E76])" office:value-type="string" office:string-value="Heo word">
            <text:p>Heo word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77];[.D77];[.E77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office:value-type="string">
            <text:p>q</text:p>
          </table:table-cell>
          <table:table-cell table:formula="oooc:=&quot;&quot;">
            <text:p/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78];[.D78];[.E78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office:value-type="string">
            <text:p>q</text:p>
          </table:table-cell>
          <table:table-cell office:value-type="string">
            <text:p>z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Yes!</text:p>
          </table:table-cell>
          <table:table-cell table:formula="oooc:=SUBSTITUTE([.C79];[.D79];[.E79])" office:value-type="string" office:string-value="Yes!">
            <text:p>Yes!</text:p>
          </table:table-cell>
          <table:table-cell table:number-columns-repeated="2" office:value-type="string">
            <text:p>Hello world</text:p>
          </table:table-cell>
          <table:table-cell office:value-type="string">
            <text:p>Yes!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bAäÄàÀáÁ</text:p>
          </table:table-cell>
          <table:table-cell table:formula="oooc:=SUBSTITUTE([.C80];[.D80];[.E80])" office:value-type="string" office:string-value="bAäÄàÀáÁ">
            <text:p>bAäÄàÀáÁ</text:p>
          </table:table-cell>
          <table:table-cell office:value-type="string">
            <text:p>aAäÄàÀáÁ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Yes!</text:p>
          </table:table-cell>
          <table:table-cell table:formula="oooc:=SUBSTITUTE([.C81];[.D81];[.E81])" office:value-type="string" office:string-value="Yes!">
            <text:p>Yes!</text:p>
          </table:table-cell>
          <table:table-cell table:number-columns-repeated="2" office:value-type="string">
            <text:p>Hello world</text:p>
          </table:table-cell>
          <table:table-cell office:value-type="string">
            <text:p>Yes!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SUBSTITUTE([.C82];[.D82];[.E82])">
            <text:p/>
          </table:table-cell>
          <table:table-cell table:formula="oooc:=&quot;&quot;">
            <text:p/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SUBSTITUTE([.C83];[.D83];[.E83];[.F83])" office:value-type="float" office:value="0">
            <text:p>Err:504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He_lo world</text:p>
          </table:table-cell>
          <table:table-cell table:formula="oooc:=SUBSTITUTE([.C84];[.D84];[.E84];[.F84])" office:value-type="string" office:string-value="He_lo world">
            <text:p>He_lo world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_o world</text:p>
          </table:table-cell>
          <table:table-cell table:formula="oooc:=SUBSTITUTE([.C85];[.D85];[.E85];[.F85])" office:value-type="string" office:string-value="Hel_o world">
            <text:p>Hel_o world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office:value-type="string">
            <text:p>_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wor_d</text:p>
          </table:table-cell>
          <table:table-cell table:formula="oooc:=SUBSTITUTE([.C86];[.D86];[.E86];[.F86])" office:value-type="string" office:string-value="Hello wor_d">
            <text:p>Hello wor_d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office:value-type="string">
            <text:p>_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world</text:p>
          </table:table-cell>
          <table:table-cell table:formula="oooc:=SUBSTITUTE([.C87];[.D87];[.E87];[.F87])" office:value-type="string" office:string-value="Hello world">
            <text:p>Hello world</text:p>
          </table:table-cell>
          <table:table-cell office:value-type="string">
            <text:p>Hello world</text:p>
          </table:table-cell>
          <table:table-cell office:value-type="string">
            <text:p>l</text:p>
          </table:table-cell>
          <table:table-cell office:value-type="string">
            <text:p>_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Ah! Hello world</text:p>
          </table:table-cell>
          <table:table-cell table:formula="oooc:=REPLACE([.C89];[.D89];[.E89];[.F89])" office:value-type="float" office:value="0">
            <text:p>Err:502</text:p>
          </table:table-cell>
          <table:table-cell office:value-type="string">
            <text:p>Hello worl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h! 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" office:value-type="string">
            <text:p>REPLACE</text:p>
          </table:table-cell>
          <table:table-cell table:number-columns-repeated="244"/>
        </table:table-row>
        <table:table-row table:style-name="ro2">
          <table:table-cell office:value-type="string">
            <text:p>Schmello world</text:p>
          </table:table-cell>
          <table:table-cell table:formula="oooc:=REPLACE([.C90];[.D90];[.E90];[.F90])" office:value-type="string" office:string-value="Schmello world">
            <text:p>Schmello world</text:p>
          </table:table-cell>
          <table:table-cell office:value-type="string">
            <text:p>Hello worl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chm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people</text:p>
          </table:table-cell>
          <table:table-cell table:formula="oooc:=REPLACE([.C91];[.D91];[.E91];[.F91])" office:value-type="string" office:string-value="Hello people">
            <text:p>Hello people</text:p>
          </table:table-cell>
          <table:table-cell office:value-type="string">
            <text:p>Hello world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people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people</text:p>
          </table:table-cell>
          <table:table-cell table:formula="oooc:=REPLACE([.C92];[.D92];[.E92];[.F92])" office:value-type="string" office:string-value="Hello people">
            <text:p>Hello people</text:p>
          </table:table-cell>
          <table:table-cell office:value-type="string">
            <text:p>Hello world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people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dear world</text:p>
          </table:table-cell>
          <table:table-cell table:formula="oooc:=REPLACE([.C93];[.D93];[.E93];[.F93])" office:value-type="float" office:value="0">
            <text:p>Err:502</text:p>
          </table:table-cell>
          <table:table-cell office:value-type="string">
            <text:p>Hello worl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dear 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orld</text:p>
          </table:table-cell>
          <table:table-cell table:formula="oooc:=REPLACE([.C94];[.D94];[.E94];[.F94])" office:value-type="string" office:string-value="Hello orld">
            <text:p>Hello orld</text:p>
          </table:table-cell>
          <table:table-cell office:value-type="string">
            <text:p>Hello worl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&quot;&quot;">
            <text:p/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Vorld</text:p>
          </table:table-cell>
          <table:table-cell table:formula="oooc:=REPLACE([.C95];[.D95];[.E95];[.F95])" office:value-type="string" office:string-value="Hello Vorld">
            <text:p>Hello Vorld</text:p>
          </table:table-cell>
          <table:table-cell office:value-type="string">
            <text:p>Hello worl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worldxx</text:p>
          </table:table-cell>
          <table:table-cell table:formula="oooc:=REPLACE([.C96];[.D96];[.E96];[.F96])" office:value-type="string" office:string-value="Hello worldxx">
            <text:p>Hello worldxx</text:p>
          </table:table-cell>
          <table:table-cell office:value-type="string">
            <text:p>Hello world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xx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Hello worldxx</text:p>
          </table:table-cell>
          <table:table-cell table:formula="oooc:=REPLACE([.C97];[.D97];[.E97];[.F97])" office:value-type="float" office:value="0">
            <text:p>Err:502</text:p>
          </table:table-cell>
          <table:table-cell office:value-type="string">
            <text:p>Hello world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new</text:p>
          </table:table-cell>
          <table:table-cell table:formula="oooc:=REPLACE([.C98];[.D98];[.E98];[.F98])" office:value-type="string" office:string-value="new">
            <text:p>new</text:p>
          </table:table-cell>
          <table:table-cell table:formula="oooc:=&quot;&quot;">
            <text:p/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ew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REPLACE([.C99];[.D99];[.E99];[.F99])" office:value-type="float" office:value="0">
            <text:p>Err:502</text:p>
          </table:table-cell>
          <table:table-cell office:value-type="string">
            <text:p>Hello worl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la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STR:FE</text:p>
          </table:table-cell>
          <table:table-cell table:formula="oooc:=REPLACE([.C100];[.D100];[.E100];[.F100])" office:value-type="float" office:value="0">
            <text:p>Err:502</text:p>
          </table:table-cell>
          <table:table-cell office:value-type="string">
            <text:p>Hello worl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string">
            <text:p>bla</text:p>
          </table:table-cell>
          <table:table-cell table:number-columns-repeated="3"/>
          <table:table-cell table:style-name="ce12" office:value-type="float" office:value="4">
            <text:p>4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3">
          <table:table-cell table:style-name="ce5" office:value-type="boolean" office:boolean-value="true">
            <text:p>TRUE</text:p>
          </table:table-cell>
          <table:table-cell table:formula="oooc:=EXACT([.C102];[.D102])" office:value-type="boolean" office:boolean-value="true">
            <text:p>TRUE</text:p>
          </table:table-cell>
          <table:table-cell table:formula="oooc:=&quot;&quot;">
            <text:p/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 office:value-type="string">
            <text:p>EXACT</text:p>
          </table:table-cell>
          <table:table-cell table:number-columns-repeated="244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ooc:=EXACT([.C103];[.D103])" office:value-type="boolean" office:boolean-value="false">
            <text:p>FALSE</text:p>
          </table:table-cell>
          <table:table-cell office:value-type="string">
            <text:p>Hello</text:p>
          </table:table-cell>
          <table:table-cell office:value-type="string">
            <text:p>hello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true">
            <text:p>TRUE</text:p>
          </table:table-cell>
          <table:table-cell table:formula="oooc:=EXACT([.C104];[.D104])" office:value-type="boolean" office:boolean-value="true">
            <text:p>TRUE</text:p>
          </table:table-cell>
          <table:table-cell table:number-columns-repeated="2" office:value-type="string">
            <text:p>Hello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ooc:=EXACT([.C105];[.D105])" office:value-type="boolean" office:boolean-value="false">
            <text:p>FALSE</text:p>
          </table:table-cell>
          <table:table-cell office:value-type="string">
            <text:p>Hello</text:p>
          </table:table-cell>
          <table:table-cell office:value-type="string">
            <text:p>HellO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ooc:=EXACT([.C106];[.D106])" office:value-type="boolean" office:boolean-value="false">
            <text:p>FALSE</text:p>
          </table:table-cell>
          <table:table-cell table:formula="oooc:=&quot;&quot;">
            <text:p/>
          </table:table-cell>
          <table:table-cell office:value-type="string">
            <text:p>a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ooc:=EXACT([.C107];[.D107])" office:value-type="boolean" office:boolean-value="false">
            <text:p>FALSE</text:p>
          </table:table-cell>
          <table:table-cell office:value-type="string">
            <text:p>a</text:p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ooc:=EXACT([.C108];[.D108])" office:value-type="boolean" office:boolean-value="false">
            <text:p>FALSE</text:p>
          </table:table-cell>
          <table:table-cell table:formula="oooc:=&quot;&quot;">
            <text:p/>
          </table:table-cell>
          <table:table-cell office:value-type="string">
            <text:p><text:s/>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ooc:=EXACT([.C109];[.D109])" office:value-type="boolean" office:boolean-value="false">
            <text:p>FALSE</text:p>
          </table:table-cell>
          <table:table-cell office:value-type="string">
            <text:p><text:s/></text:p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ooc:=EXACT([.C110];[.D110])" office:value-type="boolean" office:boolean-value="false">
            <text:p>FALSE</text:p>
          </table:table-cell>
          <table:table-cell office:value-type="string">
            <text:p>a</text:p>
          </table:table-cell>
          <table:table-cell office:value-type="string">
            <text:p>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false">
            <text:p>FALSE</text:p>
          </table:table-cell>
          <table:table-cell table:formula="oooc:=EXACT([.C111];[.D111])" office:value-type="boolean" office:boolean-value="false">
            <text:p>FALSE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true">
            <text:p>TRUE</text:p>
          </table:table-cell>
          <table:table-cell table:formula="oooc:=EXACT([.C112];[.D112])" office:value-type="boolean" office:boolean-value="true">
            <text:p>TRUE</text:p>
          </table:table-cell>
          <table:table-cell office:value-type="string">
            <text:p>123</text:p>
          </table:table-cell>
          <table:table-cell office:value-type="float" office:value="123">
            <text:p>123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5" office:value-type="boolean" office:boolean-value="true">
            <text:p>TRUE</text:p>
          </table:table-cell>
          <table:table-cell table:formula="oooc:=EXACT([.C113];[.D113])" office:value-type="boolean" office:boolean-value="true">
            <text:p>TRUE</text:p>
          </table:table-cell>
          <table:table-cell office:value-type="float" office:value="123">
            <text:p>123</text:p>
          </table:table-cell>
          <table:table-cell office:value-type="string">
            <text:p>123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FIND([.C115];[.D115])"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 office:value-type="string">
            <text:p>FIND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FIND([.C116];[.D116])" office:value-type="float" office:value="1">
            <text:p>1</text:p>
          </table:table-cell>
          <table:table-cell office:value-type="string">
            <text:p>H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IND([.C117];[.D117])" office:value-type="float" office:value="0">
            <text:p>#VALUE!</text:p>
          </table:table-cell>
          <table:table-cell office:value-type="string">
            <text:p>X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1">
            <text:p>11</text:p>
          </table:table-cell>
          <table:table-cell table:formula="oooc:=FIND([.C118];[.D118])" office:value-type="float" office:value="11">
            <text:p>11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9">
            <text:p>9</text:p>
          </table:table-cell>
          <table:table-cell table:formula="oooc:=FIND([.C119];[.D119])" office:value-type="float" office:value="9">
            <text:p>9</text:p>
          </table:table-cell>
          <table:table-cell office:value-type="string">
            <text:p>r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FIND([.C120];[.D120])" office:value-type="float" office:value="8">
            <text:p>8</text:p>
          </table:table-cell>
          <table:table-cell office:value-type="string">
            <text:p>or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FIND([.C121];[.D121])" office:value-type="float" office:value="10">
            <text:p>10</text:p>
          </table:table-cell>
          <table:table-cell office:value-type="string">
            <text:p>ld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FIND([.C122];[.D122])" office:value-type="float" office:value="1">
            <text:p>1</text:p>
          </table:table-cell>
          <table:table-cell table:number-columns-repeated="2"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FIND([.C123];[.D123])" office:value-type="float" office:value="0">
            <text:p>#VALUE!</text:p>
          </table:table-cell>
          <table:table-cell table:formula="oooc:=&quot;&quot;">
            <text:p/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1">
            <text:p>1</text:p>
          </table:table-cell>
          <table:table-cell table:formula="oooc:=FIND([.C124];[.D124])" office:value-type="float" office:value="0">
            <text:p>#VALUE!</text:p>
          </table:table-cell>
          <table:table-cell table:formula="oooc:=&quot;&quot;">
            <text:p/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IND([.C125];[.D125])" office:value-type="float" office:value="0">
            <text:p>#VALUE!</text:p>
          </table:table-cell>
          <table:table-cell office:value-type="string">
            <text:p>x</text:p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5">
            <text:p>5</text:p>
          </table:table-cell>
          <table:table-cell table:formula="oooc:=FIND([.C126];[.D126])"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FIND([.C127];[.D127])"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FIND([.C128];[.D128])" office:value-type="float" office:value="7">
            <text:p>7</text:p>
          </table:table-cell>
          <table:table-cell office:value-type="string">
            <text:p>ä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FIND([.C129];[.D129])" office:value-type="float" office:value="8">
            <text:p>8</text:p>
          </table:table-cell>
          <table:table-cell office:value-type="string">
            <text:p>Ä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FIND([.C130];[.D130];[.E130])" office:value-type="float" office:value="3">
            <text:p>3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FIND([.C131];[.D131];[.E131])" office:value-type="float" office:value="3">
            <text:p>3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FIND([.C132];[.D132];[.E132])" office:value-type="float" office:value="4">
            <text:p>4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FIND([.C133];[.D133];[.E133])" office:value-type="float" office:value="10">
            <text:p>10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FIND([.C134];[.D134];[.E134])" office:value-type="float" office:value="10">
            <text:p>10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IND([.C135];[.D135];[.E135])" office:value-type="float" office:value="0">
            <text:p>#VALUE!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11">
            <text:p>1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1">
            <text:p>11</text:p>
          </table:table-cell>
          <table:table-cell table:formula="oooc:=FIND([.C136];[.D136];[.E136])" office:value-type="float" office:value="11">
            <text:p>11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office:value-type="float" office:value="11">
            <text:p>1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IND([.C137];[.D137];[.E137])" office:value-type="float" office:value="0">
            <text:p>#VALUE!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office:value-type="float" office:value="12">
            <text:p>1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formula="oooc:=FIND([.C138];[.D138];[.E138])" office:value-type="float" office:value="3">
            <text:p>3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FIND([.C139];[.D139];[.E139])" office:value-type="float" office:value="3">
            <text:p>3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IND([.C140];[.D140];[.E140])" office:value-type="float" office:value="0">
            <text:p>#VALUE!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EARCH([.C142];[.D142])"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 office:value-type="string">
            <text:p>SEARCH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SEARCH([.C143];[.D143])" office:value-type="float" office:value="1">
            <text:p>1</text:p>
          </table:table-cell>
          <table:table-cell office:value-type="string">
            <text:p>H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44];[.D144])" office:value-type="float" office:value="0">
            <text:p>#VALUE!</text:p>
          </table:table-cell>
          <table:table-cell office:value-type="string">
            <text:p>X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1">
            <text:p>11</text:p>
          </table:table-cell>
          <table:table-cell table:formula="oooc:=SEARCH([.C145];[.D145])" office:value-type="float" office:value="11">
            <text:p>11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9">
            <text:p>9</text:p>
          </table:table-cell>
          <table:table-cell table:formula="oooc:=SEARCH([.C146];[.D146])" office:value-type="float" office:value="9">
            <text:p>9</text:p>
          </table:table-cell>
          <table:table-cell office:value-type="string">
            <text:p>r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SEARCH([.C147];[.D147])" office:value-type="float" office:value="8">
            <text:p>8</text:p>
          </table:table-cell>
          <table:table-cell office:value-type="string">
            <text:p>or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SEARCH([.C148];[.D148])" office:value-type="float" office:value="10">
            <text:p>10</text:p>
          </table:table-cell>
          <table:table-cell office:value-type="string">
            <text:p>ld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SEARCH([.C149];[.D149])" office:value-type="float" office:value="1">
            <text:p>1</text:p>
          </table:table-cell>
          <table:table-cell table:number-columns-repeated="2"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SEARCH([.C150];[.D150])" office:value-type="float" office:value="0">
            <text:p>#VALUE!</text:p>
          </table:table-cell>
          <table:table-cell table:formula="oooc:=&quot;&quot;">
            <text:p/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EARCH([.C151];[.D151])" office:value-type="float" office:value="0">
            <text:p>#VALUE!</text:p>
          </table:table-cell>
          <table:table-cell office:value-type="string">
            <text:p>e*o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SEARCH([.C152];[.D152])" office:value-type="float" office:value="0">
            <text:p>#VALUE!</text:p>
          </table:table-cell>
          <table:table-cell office:value-type="string">
            <text:p>o*l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SEARCH([.C153];[.D153])" office:value-type="float" office:value="0">
            <text:p>#VALUE!</text:p>
          </table:table-cell>
          <table:table-cell office:value-type="string">
            <text:p>o?l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54];[.D154])" office:value-type="float" office:value="0">
            <text:p>#VALUE!</text:p>
          </table:table-cell>
          <table:table-cell office:value-type="string">
            <text:p>o??l</text:p>
          </table:table-cell>
          <table:table-cell office:value-type="string">
            <text:p>Hello world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5">
            <text:p>5</text:p>
          </table:table-cell>
          <table:table-cell table:formula="oooc:=SEARCH([.C155];[.D155])" office:value-type="float" office:value="0">
            <text:p>#VALUE!</text:p>
          </table:table-cell>
          <table:table-cell office:value-type="string">
            <text:p>~**~?*~~.</text:p>
          </table:table-cell>
          <table:table-cell office:value-type="string">
            <text:p>Use * or ?, escape with ~.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56];[.D156])" office:value-type="float" office:value="0">
            <text:p>#VALUE!</text:p>
          </table:table-cell>
          <table:table-cell office:value-type="string">
            <text:p>~**~**~~.</text:p>
          </table:table-cell>
          <table:table-cell office:value-type="string">
            <text:p>Use * or ?, escape with ~.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7">
            <text:p>7</text:p>
          </table:table-cell>
          <table:table-cell table:formula="oooc:=SEARCH([.C157];[.D157])" office:value-type="float" office:value="0">
            <text:p>#VALUE!</text:p>
          </table:table-cell>
          <table:table-cell office:value-type="string">
            <text:p>~o~r</text:p>
          </table:table-cell>
          <table:table-cell office:value-type="string">
            <text:p>Use * or ?, escape with ~.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SEARCH([.C158];[.D158])" office:value-type="float" office:value="8">
            <text:p>8</text:p>
          </table:table-cell>
          <table:table-cell office:value-type="string">
            <text:p>g ~</text:p>
          </table:table-cell>
          <table:table-cell office:value-type="string">
            <text:p>Trailing ~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string">
            <text:p>!NUM:FE</text:p>
          </table:table-cell>
          <table:table-cell table:formula="oooc:=SEARCH([.C159];[.D159])" office:value-type="float" office:value="0">
            <text:p>#VALUE!</text:p>
          </table:table-cell>
          <table:table-cell table:formula="oooc:=&quot;&quot;">
            <text:p/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SEARCH([.C160];[.D160])" office:value-type="float" office:value="0">
            <text:p>#VALUE!</text:p>
          </table:table-cell>
          <table:table-cell office:value-type="string">
            <text:p>x</text:p>
          </table:table-cell>
          <table:table-cell table:formula="oooc:=&quot;&quot;">
            <text:p/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5">
            <text:p>5</text:p>
          </table:table-cell>
          <table:table-cell table:formula="oooc:=SEARCH([.C161];[.D161])"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SEARCH([.C162];[.D162])"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SEARCH([.C163];[.D163])" office:value-type="float" office:value="7">
            <text:p>7</text:p>
          </table:table-cell>
          <table:table-cell office:value-type="string">
            <text:p>ä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SEARCH([.C164];[.D164])" office:value-type="float" office:value="7">
            <text:p>7</text:p>
          </table:table-cell>
          <table:table-cell office:value-type="string">
            <text:p>Ä</text:p>
          </table:table-cell>
          <table:table-cell office:value-type="string">
            <text:p>àÀáÁaAäÄ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SEARCH([.C165];[.D165])" office:value-type="float" office:value="5">
            <text:p>5</text:p>
          </table:table-cell>
          <table:table-cell office:value-type="string">
            <text:p>в</text:p>
          </table:table-cell>
          <table:table-cell office:value-type="string">
            <text:p>аАбБвВгГ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SEARCH([.C166];[.D166])" office:value-type="float" office:value="5">
            <text:p>5</text:p>
          </table:table-cell>
          <table:table-cell office:value-type="string">
            <text:p>В</text:p>
          </table:table-cell>
          <table:table-cell office:value-type="string">
            <text:p>аАбБвВгГ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SEARCH([.C167];[.D167];[.E167])" office:value-type="float" office:value="3">
            <text:p>3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SEARCH([.C168];[.D168];[.E168])" office:value-type="float" office:value="3">
            <text:p>3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SEARCH([.C169];[.D169];[.E169])" office:value-type="float" office:value="4">
            <text:p>4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SEARCH([.C170];[.D170];[.E170])" office:value-type="float" office:value="10">
            <text:p>10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SEARCH([.C171];[.D171];[.E171])" office:value-type="float" office:value="10">
            <text:p>10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72];[.D172];[.E172])" office:value-type="float" office:value="0">
            <text:p>#VALUE!</text:p>
          </table:table-cell>
          <table:table-cell office:value-type="string">
            <text:p>l</text:p>
          </table:table-cell>
          <table:table-cell office:value-type="string">
            <text:p>Hello world</text:p>
          </table:table-cell>
          <table:table-cell office:value-type="float" office:value="11">
            <text:p>1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1">
            <text:p>11</text:p>
          </table:table-cell>
          <table:table-cell table:formula="oooc:=SEARCH([.C173];[.D173];[.E173])" office:value-type="float" office:value="11">
            <text:p>11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office:value-type="float" office:value="11">
            <text:p>1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74];[.D174];[.E174])" office:value-type="float" office:value="0">
            <text:p>#VALUE!</text:p>
          </table:table-cell>
          <table:table-cell office:value-type="string">
            <text:p>d</text:p>
          </table:table-cell>
          <table:table-cell office:value-type="string">
            <text:p>Hello world</text:p>
          </table:table-cell>
          <table:table-cell office:value-type="float" office:value="12">
            <text:p>1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formula="oooc:=SEARCH([.C175];[.D175];[.E175])" office:value-type="float" office:value="3">
            <text:p>3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SEARCH([.C176];[.D176];[.E176])" office:value-type="float" office:value="3">
            <text:p>3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77];[.D177];[.E177])" office:value-type="float" office:value="0">
            <text:p>#VALUE!</text:p>
          </table:table-cell>
          <table:table-cell office:value-type="string">
            <text:p>llo</text:p>
          </table:table-cell>
          <table:table-cell office:value-type="string">
            <text:p>Hello world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2">
            <text:p>2</text:p>
          </table:table-cell>
          <table:table-cell table:formula="oooc:=SEARCH([.C178];[.D178];[.E178])" office:value-type="float" office:value="0">
            <text:p>#VALUE!</text:p>
          </table:table-cell>
          <table:table-cell office:value-type="string">
            <text:p>e*o</text:p>
          </table:table-cell>
          <table:table-cell office:value-type="string">
            <text:p>Hello world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SEARCH([.C179];[.D179];[.E179])" office:value-type="float" office:value="0">
            <text:p>#VALUE!</text:p>
          </table:table-cell>
          <table:table-cell office:value-type="string">
            <text:p>e*o</text:p>
          </table:table-cell>
          <table:table-cell office:value-type="string">
            <text:p>Hello world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SEARCH([.C180];[.D180];[.E180])" office:value-type="float" office:value="0">
            <text:p>#VALUE!</text:p>
          </table:table-cell>
          <table:table-cell office:value-type="string">
            <text:p>e*o</text:p>
          </table:table-cell>
          <table:table-cell office:value-type="string">
            <text:p>Hello world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8">
            <text:p>8</text:p>
          </table:table-cell>
          <table:table-cell table:formula="oooc:=SEARCH([.C181];[.D181];[.E181])" office:value-type="float" office:value="0">
            <text:p>#VALUE!</text:p>
          </table:table-cell>
          <table:table-cell office:value-type="string">
            <text:p>e*o</text:p>
          </table:table-cell>
          <table:table-cell office:value-type="string">
            <text:p>Hello Hello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12"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hello</text:p>
          </table:table-cell>
          <table:table-cell table:formula="oooc:=LOWER([.C183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LOWER</text:p>
          </table:table-cell>
          <table:table-cell table:number-columns-repeated="244"/>
        </table:table-row>
        <table:table-row table:style-name="ro2">
          <table:table-cell office:value-type="string">
            <text:p>hello</text:p>
          </table:table-cell>
          <table:table-cell table:formula="oooc:=LOWER([.C184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hello</text:p>
          </table:table-cell>
          <table:table-cell table:formula="oooc:=LOWER([.C185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ààááaaää</text:p>
          </table:table-cell>
          <table:table-cell table:formula="oooc:=LOWER([.C186])" office:value-type="string" office:string-value="ààááaaää">
            <text:p>ààááaaää</text:p>
          </table:table-cell>
          <table:table-cell office:value-type="string">
            <text:p>àÀáÁaAäÄ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formula="oooc:=&quot;&quot;">
            <text:p/>
          </table:table-cell>
          <table:table-cell table:formula="oooc:=LOWER([.C187])">
            <text:p/>
          </table:table-cell>
          <table:table-cell table:formula="oooc:=&quot;&quot;">
            <text:p/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HELLO</text:p>
          </table:table-cell>
          <table:table-cell table:formula="oooc:=UPPER([.C189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UPPER</text:p>
          </table:table-cell>
          <table:table-cell table:number-columns-repeated="244"/>
        </table:table-row>
        <table:table-row table:style-name="ro2">
          <table:table-cell office:value-type="string">
            <text:p>HELLO</text:p>
          </table:table-cell>
          <table:table-cell table:formula="oooc:=UPPER([.C190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HELLO</text:p>
          </table:table-cell>
          <table:table-cell table:formula="oooc:=UPPER([.C191])" office:value-type="string" office:string-value="HELLO">
            <text:p>HELLO</text:p>
          </table:table-cell>
          <table:table-cell office:value-type="string">
            <text:p>hellO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ÀÀÁÁAAÄÄ</text:p>
          </table:table-cell>
          <table:table-cell table:formula="oooc:=UPPER([.C192])" office:value-type="string" office:string-value="ÀÀÁÁAAÄÄ">
            <text:p>ÀÀÁÁAAÄÄ</text:p>
          </table:table-cell>
          <table:table-cell office:value-type="string">
            <text:p>àÀáÁaAäÄ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formula="oooc:=&quot;&quot;">
            <text:p/>
          </table:table-cell>
          <table:table-cell table:formula="oooc:=UPPER([.C193])">
            <text:p/>
          </table:table-cell>
          <table:table-cell table:formula="oooc:=&quot;&quot;">
            <text:p/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This Is A Title</text:p>
          </table:table-cell>
          <table:table-cell table:formula="oooc:=PROPER([.C195])" office:value-type="string" office:string-value="This Is A Title">
            <text:p>This Is A Title</text:p>
          </table:table-cell>
          <table:table-cell office:value-type="string">
            <text:p>this is a TITLE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PROPER</text:p>
          </table:table-cell>
          <table:table-cell table:number-columns-repeated="244"/>
        </table:table-row>
        <table:table-row table:style-name="ro2">
          <table:table-cell office:value-type="string">
            <text:p>2-Cent'S Worth</text:p>
          </table:table-cell>
          <table:table-cell table:formula="oooc:=PROPER([.C196])" office:value-type="string" office:string-value="2-Cent'S Worth">
            <text:p>2-Cent'S Worth</text:p>
          </table:table-cell>
          <table:table-cell office:value-type="string">
            <text:p>2-cent's worth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76Budget</text:p>
          </table:table-cell>
          <table:table-cell table:formula="oooc:=PROPER([.C197])" office:value-type="string" office:string-value="76Budget">
            <text:p>76Budget</text:p>
          </table:table-cell>
          <table:table-cell office:value-type="string">
            <text:p>76BudGet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Ààá Áaa Ää</text:p>
          </table:table-cell>
          <table:table-cell table:formula="oooc:=PROPER([.C198])" office:value-type="string" office:string-value="Ààá Áaa Ää">
            <text:p>Ààá Áaa Ää</text:p>
          </table:table-cell>
          <table:table-cell office:value-type="string">
            <text:p>àÀá ÁaA äÄ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Ааб Бвв Ггд Д</text:p>
          </table:table-cell>
          <table:table-cell table:formula="oooc:=PROPER([.C199])" office:value-type="string" office:string-value="Ааб Бвв Ггд Д">
            <text:p>Ааб Бвв Ггд Д</text:p>
          </table:table-cell>
          <table:table-cell office:value-type="string">
            <text:p>АаБ бВв ГгД д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*abc*abc*abc</text:p>
          </table:table-cell>
          <table:table-cell table:formula="oooc:=REPT([.C201];[.D201])" office:value-type="string" office:string-value="*abc*abc*abc">
            <text:p>*abc*abc*abc</text:p>
          </table:table-cell>
          <table:table-cell office:value-type="string">
            <text:p>*abc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" office:value-type="string">
            <text:p>REPT</text:p>
          </table:table-cell>
          <table:table-cell table:number-columns-repeated="244"/>
        </table:table-row>
        <table:table-row table:style-name="ro2">
          <table:table-cell office:value-type="string">
            <text:p>àÀáÁaAäÄ</text:p>
          </table:table-cell>
          <table:table-cell table:formula="oooc:=REPT([.C202];[.D202])" office:value-type="string" office:string-value="àÀáÁaAäÄ">
            <text:p>àÀáÁaAäÄ</text:p>
          </table:table-cell>
          <table:table-cell office:value-type="string">
            <text:p>àÀáÁaAäÄ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REPT([.C203];[.D203])">
            <text:p/>
          </table:table-cell>
          <table:table-cell office:value-type="string">
            <text:p>abc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2"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aaa bb c</text:p>
          </table:table-cell>
          <table:table-cell table:formula="oooc:=TRIM([.C205])" office:value-type="string" office:string-value="aaa bb c">
            <text:p>aaa bb c</text:p>
          </table:table-cell>
          <table:table-cell office:value-type="string">
            <text:p><text:s text:c="2"/>aaa <text:s text:c="2"/>bb <text:s/>c <text:s text:c="3"/>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table:number-columns-repeated="2" office:value-type="string">
            <text:p>TRIM</text:p>
          </table:table-cell>
          <table:table-cell table:number-columns-repeated="244"/>
        </table:table-row>
        <table:table-row table:style-name="ro2">
          <table:table-cell office:value-type="string">
            <text:p>aaa bb c</text:p>
          </table:table-cell>
          <table:table-cell table:formula="oooc:=TRIM([.C206])" office:value-type="string" office:string-value="aaa bb c">
            <text:p>aaa bb c</text:p>
          </table:table-cell>
          <table:table-cell office:value-type="string">
            <text:p>aaa bb c</text:p>
          </table:table-cell>
          <table:table-cell table:number-columns-repeated="6"/>
          <table:table-cell table:style-name="ce12"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9"/>
          <table:table-cell table:style-name="ce12"/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ATCH([.C208];[.D208:.F208])" office:value-type="float" office:value="0">
            <text:p>#N/A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MATCH (ascending)</text:p>
          </table:table-cell>
          <table:table-cell office:value-type="string">
            <text:p>MATCH</text:p>
          </table:table-cell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MATCH([.C209];[.D209:.F209])" office:value-type="float" office:value="1">
            <text:p>1</text:p>
          </table:table-cell>
          <table:table-cell table:number-columns-repeated="2"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1">
            <text:p>1</text:p>
          </table:table-cell>
          <table:table-cell table:formula="oooc:=MATCH([.C210];[.D210:.F210])"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211];[.D211:.F211])"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212];[.D212:.F212])"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3">
            <text:p>3</text:p>
          </table:table-cell>
          <table:table-cell table:formula="oooc:=MATCH([.C213];[.D213:.F213])"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3">
            <text:p>3</text:p>
          </table:table-cell>
          <table:table-cell table:formula="oooc:=MATCH([.C214];[.D214:.F214])" office:value-type="float" office:value="3">
            <text:p>3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215];[.D215:.F215])"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216];[.D216:.F216])" office:value-type="float" office:value="2">
            <text:p>2</text:p>
          </table:table-cell>
          <table:table-cell office:value-type="string">
            <text:p>ç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217];[.D217:.F217])" office:value-type="float" office:value="2">
            <text:p>2</text:p>
          </table:table-cell>
          <table:table-cell office:value-type="string">
            <text:p>CD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1">
            <text:p>1</text:p>
          </table:table-cell>
          <table:table-cell table:formula="oooc:=MATCH([.C218];[.D218:.F218])" office:value-type="float" office:value="1">
            <text:p>1</text:p>
          </table:table-cell>
          <table:table-cell office:value-type="string">
            <text:p>BC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MATCH([.C220];[.D220:.F220];-1)"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MATCH (descending)</text:p>
          </table:table-cell>
          <table:table-cell office:value-type="string">
            <text:p>MATCH -1.0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MATCH([.C221];[.D221:.F221];-1)"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222];[.D222:.F222];-1)"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223];[.D223:.F223];-1)"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1">
            <text:p>1</text:p>
          </table:table-cell>
          <table:table-cell table:formula="oooc:=MATCH([.C224];[.D224:.F224];-1)"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MATCH([.C225];[.D225:.F225];-1)" office:value-type="float" office:value="1">
            <text:p>1</text:p>
          </table:table-cell>
          <table:table-cell table:number-columns-repeated="2"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string">
            <text:p>!NUM:NA</text:p>
          </table:table-cell>
          <table:table-cell table:formula="oooc:=MATCH([.C226];[.D226:.F226];-1)" office:value-type="float" office:value="0">
            <text:p>#N/A</text:p>
          </table:table-cell>
          <table:table-cell office:value-type="string">
            <text:p>G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227];[.D227:.F227];-1)"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1">
            <text:p>1</text:p>
          </table:table-cell>
          <table:table-cell table:formula="oooc:=MATCH([.C228];[.D228:.F228];-1)" office:value-type="float" office:value="1">
            <text:p>1</text:p>
          </table:table-cell>
          <table:table-cell office:value-type="string">
            <text:p>ç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1">
            <text:p>1</text:p>
          </table:table-cell>
          <table:table-cell table:formula="oooc:=MATCH([.C229];[.D229:.F229];-1)" office:value-type="float" office:value="1">
            <text:p>1</text:p>
          </table:table-cell>
          <table:table-cell office:value-type="string">
            <text:p>CD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230];[.D230:.F230];-1)" office:value-type="float" office:value="2">
            <text:p>2</text:p>
          </table:table-cell>
          <table:table-cell office:value-type="string">
            <text:p>B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NA</text:p>
          </table:table-cell>
          <table:table-cell table:formula="oooc:=MATCH([.C232];[.D232:.F232];0)" office:value-type="float" office:value="0">
            <text:p>#N/A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MATCH (equality)</text:p>
          </table:table-cell>
          <table:table-cell office:value-type="string">
            <text:p>MATCH 0.0</text:p>
          </table:table-cell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MATCH([.C233];[.D233:.F233];0)" office:value-type="float" office:value="1">
            <text:p>1</text:p>
          </table:table-cell>
          <table:table-cell table:number-columns-repeated="2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234];[.D234:.F234];0)"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3">
            <text:p>3</text:p>
          </table:table-cell>
          <table:table-cell table:formula="oooc:=MATCH([.C235];[.D235:.F235];0)" office:value-type="float" office:value="3">
            <text:p>3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string">
            <text:p>!NUM:NA</text:p>
          </table:table-cell>
          <table:table-cell table:formula="oooc:=MATCH([.C236];[.D236:.F236];0)" office:value-type="float" office:value="0">
            <text:p>#N/A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2">
            <text:p>2</text:p>
          </table:table-cell>
          <table:table-cell table:formula="oooc:=MATCH([.C237];[.D237:.F237];0)"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2">
            <text:p>2</text:p>
          </table:table-cell>
          <table:table-cell table:formula="oooc:=MATCH([.C238];[.D238:.F238];0)"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2" office:value-type="string">
            <text:p>C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string">
            <text:p>!NUM:NA</text:p>
          </table:table-cell>
          <table:table-cell table:formula="oooc:=MATCH([.C239];[.D239:.F239];0)" office:value-type="float" office:value="0">
            <text:p>#N/A</text:p>
          </table:table-cell>
          <table:table-cell office:value-type="string">
            <text:p>ç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formula="oooc:=MATCH([.C240];[.D240:.F240];0)" office:value-type="float" office:value="3">
            <text:p>3</text:p>
          </table:table-cell>
          <table:table-cell office:value-type="string">
            <text:p>ç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ç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string">
            <text:p>!NUM:NA</text:p>
          </table:table-cell>
          <table:table-cell table:formula="oooc:=MATCH([.C241];[.D241:.F241];0)" office:value-type="float" office:value="0">
            <text:p>#N/A</text:p>
          </table:table-cell>
          <table:table-cell office:value-type="string">
            <text:p>CD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MATCH([.C242];[.D242:.F242];0)" office:value-type="float" office:value="0">
            <text:p>#N/A</text:p>
          </table:table-cell>
          <table:table-cell office:value-type="string">
            <text:p>BC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2">
            <text:p>2</text:p>
          </table:table-cell>
          <table:table-cell table:formula="oooc:=MATCH([.C243];[.D243:.F243];0)" office:value-type="float" office:value="0">
            <text:p>#N/A</text:p>
          </table:table-cell>
          <table:table-cell office:value-type="string">
            <text:p>?wo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244];[.D244:.F244];0)" office:value-type="float" office:value="0">
            <text:p>#N/A</text:p>
          </table:table-cell>
          <table:table-cell office:value-type="string">
            <text:p>*o*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3">
            <text:p>3</text:p>
          </table:table-cell>
          <table:table-cell table:formula="oooc:=MATCH([.C245];[.D245:.F245];0)" office:value-type="float" office:value="0">
            <text:p>#N/A</text:p>
          </table:table-cell>
          <table:table-cell office:value-type="string">
            <text:p>?hr*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 table:number-rows-repeated="34">
          <table:table-cell table:number-columns-repeated="256"/>
        </table:table-row>
        <table:table-row table:style-name="ro3" table:number-rows-repeated="2">
          <table:table-cell table:style-name="ce6"/>
          <table:table-cell table:number-columns-repeated="255"/>
        </table:table-row>
        <table:table-row table:style-name="ro3" table:number-rows-repeated="65254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number-style style:name="N147P0" style:volatile="true">
      <number:text>$</number:text>
      <number:number number:decimal-places="0" number:min-integer-digits="1" number:grouping="true"/>
      <number:text> </number:text>
    </number:number-style>
    <number:number-style style:name="N147"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$</number:text>
      <number:number number:decimal-places="2" number:min-integer-digits="1" number:grouping="true"/>
      <number:text> </number:text>
    </number:number-style>
    <number:number-style style:name="N150">
      <number:text>(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number number:decimal-places="0" number:min-integer-digits="1" number:grouping="true"/>
      <number:text> </number:text>
    </number:number-style>
    <number:number-style style:name="N159P1" style:volatile="true">
      <number:text> $(</number:text>
      <number:number number:decimal-places="0" number:min-integer-digits="1" number:grouping="true"/>
      <number:text>)</number:text>
    </number:number-style>
    <number:number-style style:name="N159P2" style:volatile="true">
      <number:text> $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 (</number:text>
      <number:number number:decimal-places="2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$</number:text>
      <number:number number:decimal-places="2" number:min-integer-digits="1" number:grouping="true"/>
      <number:text> </number:text>
    </number:number-style>
    <number:number-style style:name="N167P1" style:volatile="true">
      <number:text> $(</number:text>
      <number:number number:decimal-places="2" number:min-integer-digits="1" number:grouping="true"/>
      <number:text>)</number:text>
    </number:number-style>
    <number:number-style style:name="N167P2" style:volatile="true">
      <number:text> $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9">01/09/2008</text:date>, <text:time>14:4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Peter Arrenbrecht</meta:initial-creator>
    <meta:creation-date>2005-11-22T22:05:38</meta:creation-date>
    <dc:creator>Peter Arrenbrecht</dc:creator>
    <dc:date>2008-01-09T14:40:15</dc:date>
    <dc:language>ru-RU</dc:language>
    <meta:editing-cycles>21</meta:editing-cycles>
    <meta:editing-duration>PT1H44M31S</meta:editing-duration>
    <meta:user-defined meta:name="Info 1"/>
    <meta:user-defined meta:name="Info 2"/>
    <meta:user-defined meta:name="Info 3"/>
    <meta:user-defined meta:name="Info 4"/>
    <meta:document-statistic meta:table-count="1" meta:cell-count="1387"/>
  </office:meta>
</office:document-meta>
</file>